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/2021<text:bookmark-end text:name="Text14"/></text:p>
            <text:p text:style-name="Normální">KVOP-6019/2021<text:bookmark-end text:name="Text2"/></text:p>
            <text:p text:style-name="Normální"><text:bookmark-start text:name="Text6"/>10. 0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gr.<text:s/>V. J.<text:s/></text:p>
            <text:p text:style-name="Normální">advokátka<text:bookmark-end text:name="Text9"/>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dne 4. 2. 2021 byla do Kanceláře veřejného ochránce práv doručena žádost Vašeho klienta<text:s/>R. Š.<text:s/>(nar.<text:s/>xxx), otce nezletilého<text:s/>R. Š.<text:s/>(nar.<text:s/>xxx), podle zákona o svobodném přístupu k informacím, kterou<text:s/><text:span text:style-name="Silné">žádá následující informace</text:span>:</text:p>
      <text:list text:style-name="LFO3_1" text:continue-numbering="true">
        <text:list-item>
          <text:p text:style-name="P18">Zda byla ve věci nezletilého<text:s/>R. Š.<text:s/>podána k veřejnému ochránci práv paní T.<text:s/>Z.<text:s/>nějaká stížnost a jak bylo s touto stížností naloženo.<text:s/></text:p>
        </text:list-item>
      </text:list>
      <text:p text:style-name="Základnítext">K Vaší žádosti<text:s/><text:span text:style-name="Silné">poskytuji následuj</text:span><text:span text:style-name="Silné">ící informace</text:span>:</text:p>
      <text:p text:style-name="Základnítext">Kancelář veřejného ochránce práv k dnešnímu dni neeviduje ve věci nezletilého R.<text:s/>Š.<text:s/>žádnou stížnost či podnět.<text:s/></text:p>
      <text:p text:style-name="Základnítext">S pozdravem <text:s/><text:tab/></text:p>
      <text:p text:style-name="Základnítext"/>
      <text:p text:style-name="podpis"/>
      <text:p text:style-name="podpis">JUDr. Pavel Pořízek, Ph.D., v. r.</text:p>
      <text:p text:style-name="podpis">vedoucí Kanceláře veřejného ochránce práv</text:p>
      <text:p text:style-name="podpis">(podepsáno<text:s/>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4VQ5*</text:span></text:p>
        <text:p text:style-name="P12"><text:span text:style-name="T13">KVOPX00B4VQ5</text:span>KVOPX00B4VQ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2-10T10:50:00Z</meta:creation-date>
    <dc:date>2021-02-10T10:55:00Z</dc:date>
    <meta:print-date>2021-02-10T10:11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1" meta:word-count="119" meta:character-count="823" meta:row-count="5" meta:non-whitespace-character-count="705"/>
  </office:meta>
</office:document-meta>
</file>